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MBX12" svg:font-family="CMBX12" style:font-family-generic="roman" style:font-pitch="variable"/>
    <style:font-face style:name="CMR10" svg:font-family="CMR1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067ac1" officeooo:paragraph-rsid="00067ac1"/>
    </style:style>
    <style:style style:name="P2" style:family="paragraph" style:parent-style-name="Standard">
      <style:paragraph-properties fo:text-align="start" style:justify-single-word="false"/>
      <style:text-properties style:font-name="Arial1" fo:font-size="16pt" style:font-size-asian="16pt" style:font-size-complex="16pt"/>
    </style:style>
    <style:style style:name="P3" style:family="paragraph" style:parent-style-name="Standard">
      <style:text-properties style:font-name="Arial1" fo:font-size="12pt" style:font-size-asian="12pt" style:font-size-complex="12pt"/>
    </style:style>
    <style:style style:name="P4" style:family="paragraph" style:parent-style-name="Standard">
      <style:text-properties style:font-name="Arial1" fo:font-size="12pt" officeooo:rsid="00067ac1" officeooo:paragraph-rsid="00067ac1" style:font-size-asian="12pt" style:font-size-complex="12pt"/>
    </style:style>
    <style:style style:name="P5" style:family="paragraph" style:parent-style-name="Standard">
      <style:text-properties style:font-name="Arial1" fo:font-size="12pt" officeooo:rsid="00084b70" officeooo:paragraph-rsid="00084b70" style:font-size-asian="12pt" style:font-size-complex="12pt"/>
    </style:style>
    <style:style style:name="P6" style:family="paragraph" style:parent-style-name="Standard">
      <style:text-properties style:font-name="Arial1" fo:font-size="14pt" fo:font-weight="normal" officeooo:paragraph-rsid="00084b70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Arial1" fo:font-size="14pt" fo:font-weight="normal" officeooo:rsid="000d19b5" officeooo:paragraph-rsid="000d19b5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Arial1" fo:font-size="11pt" fo:font-weight="normal" officeooo:rsid="00097098" officeooo:paragraph-rsid="00097098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Arial1" fo:font-size="11pt" fo:font-weight="normal" officeooo:rsid="000d19b5" officeooo:paragraph-rsid="000d19b5" style:font-size-asian="9.60000038146973pt" style:font-weight-asian="normal" style:font-size-complex="11pt" style:font-weight-complex="normal"/>
    </style:style>
    <style:style style:name="T1" style:family="text">
      <style:text-properties style:font-name="CMR10" fo:font-size="10pt" style:font-size-asian="10pt"/>
    </style:style>
    <style:style style:name="T2" style:family="text">
      <style:text-properties officeooo:rsid="00067ac1"/>
    </style:style>
    <style:style style:name="T3" style:family="text">
      <style:text-properties fo:font-size="10pt" style:font-size-asian="10pt"/>
    </style:style>
    <style:style style:name="T4" style:family="text">
      <style:text-properties fo:font-size="10pt" officeooo:rsid="000b232a" style:font-size-asian="10pt"/>
    </style:style>
    <style:style style:name="T5" style:family="text">
      <style:text-properties officeooo:rsid="00084b70"/>
    </style:style>
    <style:style style:name="T6" style:family="text">
      <style:text-properties officeooo:rsid="00097098"/>
    </style:style>
    <style:style style:name="T7" style:family="text">
      <style:text-properties officeooo:rsid="000b232a"/>
    </style:style>
    <style:style style:name="T8" style:family="text">
      <style:text-properties officeooo:rsid="000ed289"/>
    </style:style>
    <style:style style:name="T9" style:family="text">
      <style:text-properties officeooo:rsid="00107a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 Quest<text:span text:style-name="T2">ões</text:span></text:p>
      <text:p text:style-name="P3">1. Por qu<text:span text:style-name="T2">ê</text:span> estudamos algoritmos?</text:p>
      <text:p text:style-name="P3"/>
      <text:p text:style-name="P1"><text:span text:style-name="T3">Para criar algoritmos novos e avaliar a eficiência deles. D</text:span><text:span text:style-name="T4">o</text:span><text:span text:style-name="T3"> ponto de vista teórico, a razão é que os algoritmos são o coração da ciência da computação. </text:span></text:p>
      <text:p text:style-name="P1"><text:span text:style-name="T3"/></text:p>
      <text:p text:style-name="P4"><text:span text:style-name="T5">2. </text:span>O que e um algoritmo?</text:p>
      <text:p text:style-name="P5"><text:span text:style-name="T3">Algorítimo é uma sequência não ambígua de instruções para resolver um problema. O tempo da entrada e saída do problema deve ser finita, isto implica que a sequência de instruções também deve ser finita.</text:span></text:p>
      <text:p text:style-name="P5"><text:span text:style-name="T3"/></text:p>
      <text:p text:style-name="P6"><text:span text:style-name="T5">3. Considere o algoritmo de Euclides </text:span>para o calculo do maior divisor comum. Como sabemos que este termina em <text:span text:style-name="T5">tempo </text:span><text:span text:style-name="T6">fi</text:span><text:span text:style-name="T5">nito?</text:span></text:p>
      <text:p text:style-name="P8">O segundo inteiro do par considerado no MDC sempre diminui em cada iteração, <text:span text:style-name="T7">e </text:span>como não pode ser negativo,, há convergência em uma quantidade finita de passos. (Só há convergência pois o MDC retorna resto inteiro.)</text:p>
      <text:p text:style-name="P8"/>
      <text:p text:style-name="P7">4. Por quê este procedimento não se qualifica como um algoritmo legítimo?</text:p>
      <text:p text:style-name="P9">Não é possível fatorar qualquer número em fatores primos, pois não sabemos como gerar uma lista com todos números primos <text:span text:style-name="T8">(A hipótese de Riema</text:span><text:span text:style-name="T9">n</text:span><text:span text:style-name="T8">n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MBX12" svg:font-family="CMBX12" style:font-family-generic="roman" style:font-pitch="variable"/>
    <style:font-face style:name="CMR10" svg:font-family="CMR1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6T14:29:28.640000000</meta:creation-date>
    <dc:date>2022-03-16T18:33:03.774000000</dc:date>
    <meta:editing-duration>PT1H11M2S</meta:editing-duration>
    <meta:editing-cycles>5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9" meta:word-count="167" meta:character-count="975" meta:non-whitespace-character-count="816"/>
  </office:meta>
</office:document-meta>
</file>